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8cd" officeooo:paragraph-rsid="0005a8cd"/>
    </style:style>
    <style:style style:name="P2" style:family="paragraph" style:parent-style-name="Standard">
      <style:text-properties officeooo:rsid="0007502e" officeooo:paragraph-rsid="0007502e"/>
    </style:style>
    <style:style style:name="P3" style:family="paragraph" style:parent-style-name="Standard">
      <style:text-properties officeooo:rsid="00085c2c" officeooo:paragraph-rsid="00085c2c"/>
    </style:style>
    <style:style style:name="P4" style:family="paragraph" style:parent-style-name="Standard">
      <style:text-properties officeooo:rsid="00085c2c" officeooo:paragraph-rsid="000bad07"/>
    </style:style>
    <style:style style:name="P5" style:family="paragraph" style:parent-style-name="Standard">
      <style:text-properties officeooo:rsid="000bad07" officeooo:paragraph-rsid="000bad07"/>
    </style:style>
    <style:style style:name="P6" style:family="paragraph" style:parent-style-name="Standard">
      <style:text-properties officeooo:rsid="000d1539" officeooo:paragraph-rsid="000d1539"/>
    </style:style>
    <style:style style:name="P7" style:family="paragraph" style:parent-style-name="Standard">
      <style:text-properties officeooo:rsid="000dcf66" officeooo:paragraph-rsid="000dcf66"/>
    </style:style>
    <style:style style:name="P8" style:family="paragraph" style:parent-style-name="Standard">
      <style:text-properties officeooo:rsid="00102370" officeooo:paragraph-rsid="00102370"/>
    </style:style>
    <style:style style:name="P9" style:family="paragraph" style:parent-style-name="Standard">
      <style:text-properties officeooo:rsid="0014bcf7" officeooo:paragraph-rsid="0014bcf7"/>
    </style:style>
    <style:style style:name="P10" style:family="paragraph" style:parent-style-name="Standard">
      <style:text-properties officeooo:rsid="0014cae5" officeooo:paragraph-rsid="0014cae5"/>
    </style:style>
    <style:style style:name="P11" style:family="paragraph" style:parent-style-name="Standard">
      <style:text-properties officeooo:rsid="0016edec" officeooo:paragraph-rsid="0016edec"/>
    </style:style>
    <style:style style:name="P12" style:family="paragraph" style:parent-style-name="Standard">
      <style:text-properties officeooo:rsid="00175820" officeooo:paragraph-rsid="00175820"/>
    </style:style>
    <style:style style:name="P13" style:family="paragraph" style:parent-style-name="Standard">
      <style:text-properties officeooo:rsid="00194fe4" officeooo:paragraph-rsid="00194fe4"/>
    </style:style>
    <style:style style:name="P14" style:family="paragraph" style:parent-style-name="Standard">
      <style:text-properties officeooo:rsid="001addac" officeooo:paragraph-rsid="001addac"/>
    </style:style>
    <style:style style:name="P15" style:family="paragraph" style:parent-style-name="Standard">
      <style:text-properties officeooo:rsid="001c8839" officeooo:paragraph-rsid="001c8839"/>
    </style:style>
    <style:style style:name="P16" style:family="paragraph" style:parent-style-name="Standard">
      <style:text-properties officeooo:rsid="001e424b" officeooo:paragraph-rsid="001e424b"/>
    </style:style>
    <style:style style:name="T1" style:family="text">
      <style:text-properties officeooo:rsid="00085c2c"/>
    </style:style>
    <style:style style:name="T2" style:family="text">
      <style:text-properties officeooo:rsid="000a5309"/>
    </style:style>
    <style:style style:name="T3" style:family="text">
      <style:text-properties officeooo:rsid="000bad07"/>
    </style:style>
    <style:style style:name="T4" style:family="text">
      <style:text-properties officeooo:rsid="000e8a06"/>
    </style:style>
    <style:style style:name="T5" style:family="text">
      <style:text-properties officeooo:rsid="001158da"/>
    </style:style>
    <style:style style:name="T6" style:family="text">
      <style:text-properties officeooo:rsid="0012c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ac Notes 9 Sept 2020</text:p>
      <text:p text:style-name="P1"/>
      <text:p text:style-name="P1">After upgrade in OS necessitated by use of python 3.7 (upgrade necessitated by new features in pyTK, necessitated because GLT doesn’t run on Windows 10)</text:p>
      <text:p text:style-name="P1">And fixing of hardware i2c issues</text:p>
      <text:p text:style-name="P2">after meltdowns (waaay over temp)</text:p>
      <text:p text:style-name="P2"/>
      <text:p text:style-name="P2">Took two SD cards and win10 laptop to Waiakoa, re-connected, and booted MODA<text:span text:style-name="T1">o </text:span></text:p>
      <text:p text:style-name="P2"/>
      <text:p text:style-name="P2">reconnections: thermocouples – middle couple is wired to both the orig controller and ad16[1]</text:p>
      <text:p text:style-name="P2">part way thru tests I disconnected it from AD16 because it was giving very irregular results.</text:p>
      <text:p text:style-name="P2"/>
      <text:p text:style-name="P3">On initial wiring up, <text:s/>I also hooked in the win10 laptop. I think it ran and talked with server, but later attempts (after connecting wifi) failed to connect. <text:s/>It wont ping 192.168.0.10 – the server IP address. <text:s/>Is it actually routing thru the right ethernet connection?</text:p>
      <text:p text:style-name="P3"/>
      <text:p text:style-name="P3">Ran client on the rPi along w server.</text:p>
      <text:p text:style-name="P3">Failed to connect to ad16 and enviro – i2c failure</text:p>
      <text:p text:style-name="P3">tracked it down to bad Differential Receiver. <text:s/>We may have two bad ones (one bad right from the bag!) <text:s/></text:p>
      <text:p text:style-name="P3"/>
      <text:p text:style-name="P3">It ran quick simulation ok, so powered up the kiln and ran quick 100 test.</text:p>
      <text:p text:style-name="P5"/>
      <text:p text:style-name="P5">At some point AD16 suddenly started giving errors – ValueError exception from deep in the Thermocouple library – newton failed to converge or some such</text:p>
      <text:p text:style-name="P4"><text:span text:style-name="T2">created couple AD16 test functions, </text:span><text:span text:style-name="T3">and test rigs in git</text:span></text:p>
      <text:p text:style-name="P5">AD16 needed to post Voltage 0-5, not its raw values. <text:s/>Fixed in ad16.py. <text:s/>How did this ever work? Idk. <text:s/>But after fixing that (incl add ing ad16raw to moData and moCSV) it seemed to <text:s/>work correct.</text:p>
      <text:p text:style-name="P5"/>
      <text:p text:style-name="P5">(talked w Joe; then neighbor lady)</text:p>
      <text:p text:style-name="P5"/>
      <text:p text:style-name="P5">re-ran quick 100 test and it seemed to work ok… heated up, held 1m, went into cooldown.</text:p>
      <text:p text:style-name="P5">Tried again to test the i2c and power failure modes.</text:p>
      <text:p text:style-name="P5">Had to change program to run to 200C as the kiln was already close to 100C</text:p>
      <text:p text:style-name="P6">with either unplugged, server would fail to start (need to put longer pause at end of script so user can see there was error?)</text:p>
      <text:p text:style-name="P6">Unplugging during run caused different effects. Power kills only the ad16 not enviro; which didn’t quite kill the kilnProcess; apparently it was looking at kType.Status and not ad16. <text:s/>I added direct call to ad16.isError(), sidestepping moData (bad breaking of encapsulation, but it worked faster)</text:p>
      <text:p text:style-name="P6"/>
      <text:p text:style-name="P7">unplugging the i2c cable caused enviro to fail, throwing exception and killing the server in such a way that bypassed sending I’mDying message to clients (ooo need to set its status to that for that message!!). <text:s text:c="2"/>Fixed by re-ordering update calls from in moHardware.update() so ad16 is called before enviro.update(). <text:s text:c="2"/><text:span text:style-name="T5">Fixed 5pm</text:span></text:p>
      <text:p text:style-name="P4"/>
      <text:p text:style-name="P1"><text:s/><text:span text:style-name="T4">Finally it ran ok and properly reacted to each hw failure condition; so I pulled up the slumpTest script – modified it for 1 day (1440 min) last stage (WBNI ui had a way to AddOneDay; or maybe have a preDefined CoolDown state you can add to end of script? (add coolDown btn))</text:span></text:p>
      <text:p text:style-name="P1"/>
      <text:p text:style-name="P1">modac20200909_171016. <text:span text:style-name="T6">Log/ modacServerData_20200909_1710.csv</text:span></text:p>
      <text:p text:style-name="P9">why are those fine names off? <text:s/>Ahhlog file includes seconds but csv does not.</text:p>
      <text:p text:style-name="P9"/>
      <text:p text:style-name="P1"><text:soft-page-break/></text:p>
      <text:p text:style-name="P8">Took notes on the kiln vs modac temps on phone (transcribe here later?)</text:p>
      <text:p text:style-name="P8">seemed to be about 20-40C difference. Noting very different values on 3 thermocouples. We really only using BOTTOM [0] at present.</text:p>
      <text:p text:style-name="P8">Slump test ran up over 600 (seen on webcam from phone while off-site) then dropped back (on next check). <text:s/>Came back onsite around 7pm, noting it was cooling thru 450C so shut it all down (incl kiln breaker) so it safed.</text:p>
      <text:p text:style-name="P8"/>
      <text:p text:style-name="P10">Reading log/csv file…</text:p>
      <text:p text:style-name="P10">isnt ktype[0] supposed to be the average? Or does that get computed later? </text:p>
      <text:p text:style-name="P11"/>
      <text:p text:style-name="P11">9/14 – yes its done later.</text:p>
      <text:p text:style-name="P11"/>
      <text:p text:style-name="P11">Laptop net config:</text:p>
      <text:p text:style-name="P11"/>
      <text:p text:style-name="P11">Win10: settings&gt; Network &amp; Internet&gt; Status &gt;Change Adapter Options</text:p>
      <text:p text:style-name="P11">opens Control Panel\Networkand Internet\Network Connections</text:p>
      <text:p text:style-name="P11">select (dbl click) the wired Ethernet connection</text:p>
      <text:p text:style-name="P11">select Properties</text:p>
      <text:p text:style-name="P11">uncheck (disable) everything except IPv4</text:p>
      <text:p text:style-name="P11">select IPv4, click Properties</text:p>
      <text:p text:style-name="P11">select Use The following IP address:</text:p>
      <text:p text:style-name="P11">192.168.0.2 <text:s/>(last digit can be any but 10 and 1; 5 is isdale desktop, 4 is isdale laptop)</text:p>
      <text:p text:style-name="P11">subnet Mask: 255.255.255.0</text:p>
      <text:p text:style-name="P11">no default gateway</text:p>
      <text:p text:style-name="P11">Select Use the following DNS Server addresses</text:p>
      <text:p text:style-name="P11">8.8.8.8 <text:s/>8.8.4.4</text:p>
      <text:p text:style-name="P11">click OK and close up all.</text:p>
      <text:p text:style-name="P11"/>
      <text:p text:style-name="P11">Ping 192.168.0.10 <text:s/>to see if server is connected</text:p>
      <text:p text:style-name="P11">if so, is now ok to run moTKShell client</text:p>
      <text:p text:style-name="P11">---</text:p>
      <text:p text:style-name="P12">9/15 after trying at Waiakoa Farmhouse</text:p>
      <text:p text:style-name="P12">192.168.0.x is the usual for wifi and this confuses the host/ip lookup (wifi or wired?)</text:p>
      <text:p text:style-name="P12">so changeup to use 192.16.2.x <text:s/>with 10 as server</text:p>
      <text:p text:style-name="P12">that works…</text:p>
      <text:p text:style-name="P12">WBNIf the ipaddress was a cmd line or config file item</text:p>
      <text:p text:style-name="P12"/>
      <text:p text:style-name="P13">tried to rebuild exe on morph laptop, but it fails to find some of the items installed by pip</text:p>
      <text:p text:style-name="P13">(singleton_decorator)</text:p>
      <text:p text:style-name="P13"/>
      <text:p text:style-name="P13"/>
      <text:p text:style-name="P14">Oct 8</text:p>
      <text:p text:style-name="P14">The shutdownWhenTempDoesntRise fix is causing premature termination of the kiln. <text:s/>Not quite sure why. <text:s/>Making some changes, in new branch and working at Waiakoa</text:p>
      <text:p text:style-name="P14"/>
      <text:p text:style-name="P14">My laptop doesn’t have the required PC build environ… drat.</text:p>
      <text:p text:style-name="P14">Ok gonna try upgrading bits there too.</text:p>
      <text:p text:style-name="P14"/>
      <text:p text:style-name="P15">On the Baumer – having Issues with getting UDP packets thru the switch.</text:p>
      <text:p text:style-name="P16">So no updates from <text:s/>Baumer’s broadcast coming thru</text:p>
      <text:p text:style-name="P16"/>
      <text:p text:style-name="P11"><text:soft-page-break/></text:p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08T14:14:50.539000000</dc:date>
    <meta:editing-duration>PT1H6M58S</meta:editing-duration>
    <meta:editing-cycles>21</meta:editing-cycles>
    <meta:document-statistic meta:table-count="0" meta:image-count="0" meta:object-count="0" meta:page-count="3" meta:paragraph-count="61" meta:word-count="806" meta:character-count="4754" meta:non-whitespace-character-count="3974"/>
  </office:meta>
</office:document-meta>
</file>